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10.022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33" office:value-type="string" calcext:value-type="string">
            <text:p>Arret du programe, redonne a l’utilisateur la possibilité d’ecrire, et efface le terrain de jeu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33" office:value-type="string" calcext:value-type="string">
            <text:p>Rien ne se passe, le serpent continu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33" office:value-type="string" calcext:value-type="string">
            <text:p>Rien ne se passe, le serpent continu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21" office:value-type="string" calcext:value-type="string">
            <text:p>Le serpent continue vers la Droit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3" office:value-type="string" calcext:value-type="string">
            <text:p>Le serpent se dirige vers la Gauch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21" office:value-type="string" calcext:value-type="string">
            <text:p>Le serpent continue vers le Bas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3" office:value-type="string" calcext:value-type="string">
            <text:p>Le serpent se dirige vers le Haut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21" office:value-type="string" calcext:value-type="string">
            <text:p>Le serpent continue vers le Haut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3" office:value-type="string" calcext:value-type="string">
            <text:p>Le serpent se dirige vers le Bas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21" office:value-type="string" calcext:value-type="string">
            <text:p>Le serpent continue vers la Gauch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3" office:value-type="string" calcext:value-type="string">
            <text:p>Le serpent se dirige vers la Droite</text:p>
          </table:table-cell>
          <table:table-cell table:style-name="ce35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20:03:32.332739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6.2$Linux_X86_64 LibreOffice_project/420$Build-2</meta:generator>
    <dc:date>2024-11-10T20:08:42.970997722</dc:date>
    <meta:editing-duration>PT1H7M10S</meta:editing-duration>
    <meta:editing-cycles>19</meta:editing-cycles>
    <meta:document-statistic meta:table-count="1" meta:cell-count="66" meta:object-count="0"/>
  </office:meta>
</office:document-meta>
</file>